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iner Hand ITC"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</text:p>
      <text:p text:style-name="Standard">Sign me!</text:p>
      <text:p text:style-name="Standard"><text:tab/>Sign me!</text:p>
      <text:p text:style-name="Standard"><text:tab/><text:tab/>Sign me!</text:p>
      <text:p text:style-name="Standard"><text:tab/><text:tab/><text:tab/>Sign me!</text:p>
      <text:p text:style-name="Standard"><text:tab/><text:tab/><text:tab/><text:tab/>Sign me!</text:p>
      <text:p text:style-name="Standard"><text:tab/><text:tab/><text:tab/><text:tab/><text:tab/>Sign me!</text:p>
      <text:p text:style-name="Standard"><text:tab/><text:tab/><text:tab/><text:tab/><text:tab/><text:tab/>Sign me!</text:p>
      <text:p text:style-name="Standard"><text:tab/><text:tab/><text:tab/><text:tab/><text:tab/><text:tab/><text:tab/>Sign me!</text:p>
      <text:p text:style-name="Standard"><text:tab/><text:tab/><text:tab/><text:tab/><text:tab/><text:tab/><text:tab/><text:tab/>Sign me!</text:p>
      <text:p text:style-name="Standard"><text:tab/><text:tab/><text:tab/><text:tab/><text:tab/><text:tab/><text:tab/><text:tab/><text:tab/>Sign me!</text:p>
      <text:p text:style-name="Standard"><text:tab/><text:tab/><text:tab/><text:tab/><text:tab/><text:tab/><text:tab/><text:tab/><text:tab/><text:tab/>Sign me!</text:p>
      <text:p text:style-name="Standard"><text:tab/><text:tab/><text:tab/><text:tab/><text:tab/><text:tab/><text:tab/><text:tab/><text:tab/><text:tab/><text:tab/>Sign me!</text:p>
      <text:p text:style-name="Standard"><text:tab/><text:tab/><text:tab/><text:tab/><text:tab/><text:tab/><text:tab/><text:tab/><text:tab/><text:tab/><text:tab/><text:tab/>Sign 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f Cacek</meta:initial-creator>
    <meta:creation-date>2010-05-17T17:18:08.15</meta:creation-date>
    <dc:date>2010-07-09T06:03:38.73</dc:date>
    <dc:creator>Josef Cacek</dc:creator>
    <meta:editing-duration>PT00H05M11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4" meta:word-count="28" meta:character-count="195"/>
  </office:meta>
</office:document-meta>
</file>